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office:value-type="string" calcext:value-type="string">
            <text:p>Big Horner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ig Horner Bul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zador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og – Military Cyb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og – Police Cyb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eral Ghou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eral Ghoul Reav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eral Ghoul Roame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eral Ghoul Troop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ire Gecko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ck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eck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ecko Giant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Gecko Youn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iant Ra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iant Rat Pu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lowing Ghou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lowing Ghoul – Guar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lowing Ghoul – Guar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lowing Ghoul – Vault Tec Guar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ster Gutsy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lera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lerat Larg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lerat Pu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ightstalk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rotectro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tectron – Boh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adscorpio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adscorpion – Gia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adscorpion – Smal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ergeant RL-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pore Carri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pore Carrier Alph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pore Carrier Bos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pore Carrier Brut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pore Carrier Ru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pore Carrier Savag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pore Carrier Scaveng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unnel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unneler – Hulkin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unneler – Queen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Young Cazado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Young Geck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curitron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  <table:database-ranges>
        <table:database-range table:name="__Anonymous_Sheet_DB__0" table:target-range-address="Sheet1.A2:Sheet1.B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0:36:24.362000000</meta:creation-date>
    <dc:date>2018-04-02T22:32:52.204000000</dc:date>
    <meta:editing-duration>PT4M56S</meta:editing-duration>
    <meta:editing-cycles>1</meta:editing-cycles>
    <meta:document-statistic meta:table-count="1" meta:cell-count="90" meta:object-count="0"/>
    <meta:generator>LibreOffice/6.0.2.1$Windows_X86_64 LibreOffice_project/f7f06a8f319e4b62f9bc5095aa112a65d2f3ac89</meta:generator>
  </office:meta>
</office:document-meta>
</file>